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58*"/>
    </style:style>
    <style:style style:name="Table1.B" style:family="table-column">
      <style:table-column-properties style:column-width="0.9896in" style:rel-column-width="9364*"/>
    </style:style>
    <style:style style:name="Table1.G" style:family="table-column">
      <style:table-column-properties style:column-width="0.9903in" style:rel-column-width="936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1ca" officeooo:paragraph-rsid="000841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0841ca" officeooo:paragraph-rsid="000841c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41ca" officeooo:paragraph-rsid="000841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rsid="000841ca" officeooo:paragraph-rsid="000841c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rsid="00219c0a" officeooo:paragraph-rsid="00219c0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officeooo:rsid="000841ca" officeooo:paragraph-rsid="000841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officeooo:rsid="000841ca" officeooo:paragraph-rsid="0022ae1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841c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9eaf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a8da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c202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841ca" officeooo:paragraph-rsid="00352df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841ca" officeooo:paragraph-rsid="003b163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0edec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0fddf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08e0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0e4e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27f9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41d49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5ffd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76d1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c25d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d351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2853c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42eb6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dc5d" officeooo:paragraph-rsid="0013dc5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c3730" officeooo:paragraph-rsid="003d1aa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c3730" officeooo:paragraph-rsid="003e7a8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0841ca" officeooo:paragraph-rsid="0025960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2ccb47" officeooo:paragraph-rsid="002ccb4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0841ca" officeooo:paragraph-rsid="0022ae1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8pt" fo:language="en" fo:country="US" fo:font-weight="normal" officeooo:rsid="000841ca" officeooo:paragraph-rsid="003b1631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US" officeooo:rsid="00369ac0" officeooo:paragraph-rsid="00369ac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59602" officeooo:paragraph-rsid="0025960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259602" officeooo:paragraph-rsid="002e68b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59602" officeooo:paragraph-rsid="002edeb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59602" officeooo:paragraph-rsid="00384168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e68bf" officeooo:paragraph-rsid="002e68bf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316882" officeooo:paragraph-rsid="002edeb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36911b" officeooo:paragraph-rsid="0036911b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69ac0" officeooo:paragraph-rsid="00369ac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69ac0" officeooo:paragraph-rsid="003b163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467e35" officeooo:paragraph-rsid="00467e35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22ae18" officeooo:paragraph-rsid="0022ae18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officeooo:rsid="000841ca" officeooo:paragraph-rsid="000841ca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0841ca" officeooo:paragraph-rsid="000841ca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49121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4b8c46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l" fo:country="GR" fo:font-weight="normal" officeooo:rsid="00395cba" officeooo:paragraph-rsid="0058918d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l" fo:country="GR" fo:font-weight="normal" officeooo:rsid="00395cba" officeooo:paragraph-rsid="005e6c17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l" fo:country="GR" officeooo:rsid="00395cba" officeooo:paragraph-rsid="00395cba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l" fo:country="GR" officeooo:rsid="00369ac0" officeooo:paragraph-rsid="005e6c17" style:font-size-asian="12pt" style:font-size-complex="12pt"/>
    </style:style>
    <style:style style:name="T1" style:family="text">
      <style:text-properties officeooo:rsid="000841ca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09eaf5"/>
    </style:style>
    <style:style style:name="T4" style:family="text">
      <style:text-properties fo:language="el" fo:country="GR" officeooo:rsid="000a8da2"/>
    </style:style>
    <style:style style:name="T5" style:family="text">
      <style:text-properties fo:language="el" fo:country="GR" officeooo:rsid="000c202b"/>
    </style:style>
    <style:style style:name="T6" style:family="text">
      <style:text-properties fo:language="el" fo:country="GR" officeooo:rsid="000fddf4"/>
    </style:style>
    <style:style style:name="T7" style:family="text">
      <style:text-properties fo:language="el" fo:country="GR" fo:font-weight="bold" officeooo:rsid="003eadd2" style:font-weight-asian="bold" style:font-weight-complex="bold"/>
    </style:style>
    <style:style style:name="T8" style:family="text">
      <style:text-properties fo:language="el" fo:country="GR" officeooo:rsid="0015ffd6"/>
    </style:style>
    <style:style style:name="T9" style:family="text">
      <style:text-properties fo:language="el" fo:country="GR" officeooo:rsid="00268b93"/>
    </style:style>
    <style:style style:name="T10" style:family="text">
      <style:text-properties fo:language="el" fo:country="GR" officeooo:rsid="003e7a8b"/>
    </style:style>
    <style:style style:name="T11" style:family="text">
      <style:text-properties fo:language="el" fo:country="GR" officeooo:rsid="003f945c"/>
    </style:style>
    <style:style style:name="T12" style:family="text">
      <style:text-properties officeooo:rsid="0009eaf5"/>
    </style:style>
    <style:style style:name="T13" style:family="text">
      <style:text-properties officeooo:rsid="000fddf4"/>
    </style:style>
    <style:style style:name="T14" style:family="text">
      <style:text-properties officeooo:rsid="00108e0b"/>
    </style:style>
    <style:style style:name="T15" style:family="text">
      <style:text-properties officeooo:rsid="0010e4e9"/>
    </style:style>
    <style:style style:name="T16" style:family="text">
      <style:text-properties officeooo:rsid="00127f9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ddf4" style:font-weight-asian="bold" style:font-weight-complex="bold"/>
    </style:style>
    <style:style style:name="T19" style:family="text">
      <style:text-properties fo:font-weight="bold" officeooo:rsid="0015ffd6" style:font-weight-asian="bold" style:font-weight-complex="bold"/>
    </style:style>
    <style:style style:name="T20" style:family="text">
      <style:text-properties fo:font-weight="bold" officeooo:rsid="00195565" style:font-weight-asian="bold" style:font-weight-complex="bold"/>
    </style:style>
    <style:style style:name="T21" style:family="text">
      <style:text-properties fo:font-weight="bold" officeooo:rsid="0019fa11" style:font-weight-asian="bold" style:font-weight-complex="bold"/>
    </style:style>
    <style:style style:name="T22" style:family="text">
      <style:text-properties fo:font-weight="bold" officeooo:rsid="001e53c9" style:font-weight-asian="bold" style:font-weight-complex="bold"/>
    </style:style>
    <style:style style:name="T23" style:family="text">
      <style:text-properties fo:font-weight="bold" officeooo:rsid="003e7a8b" style:font-weight-asian="bold" style:font-weight-complex="bold"/>
    </style:style>
    <style:style style:name="T24" style:family="text">
      <style:text-properties fo:font-weight="bold" officeooo:rsid="003f945c" style:font-weight-asian="bold" style:font-weight-complex="bold"/>
    </style:style>
    <style:style style:name="T25" style:family="text">
      <style:text-properties officeooo:rsid="0015ffd6"/>
    </style:style>
    <style:style style:name="T26" style:family="text">
      <style:text-properties officeooo:rsid="00176d1d"/>
    </style:style>
    <style:style style:name="T27" style:family="text">
      <style:text-properties officeooo:rsid="00195565"/>
    </style:style>
    <style:style style:name="T28" style:family="text">
      <style:text-properties officeooo:rsid="0019fa11"/>
    </style:style>
    <style:style style:name="T29" style:family="text">
      <style:text-properties officeooo:rsid="001d3515"/>
    </style:style>
    <style:style style:name="T30" style:family="text">
      <style:text-properties officeooo:rsid="001e53c9"/>
    </style:style>
    <style:style style:name="T31" style:family="text">
      <style:text-properties officeooo:rsid="0024cd8a"/>
    </style:style>
    <style:style style:name="T32" style:family="text">
      <style:text-properties officeooo:rsid="00268b93"/>
    </style:style>
    <style:style style:name="T33" style:family="text">
      <style:text-properties officeooo:rsid="002853c4"/>
    </style:style>
    <style:style style:name="T34" style:family="text">
      <style:text-properties officeooo:rsid="002b5a5d"/>
    </style:style>
    <style:style style:name="T35" style:family="text">
      <style:text-properties officeooo:rsid="003eadd2"/>
    </style:style>
    <style:style style:name="T36" style:family="text">
      <style:text-properties officeooo:rsid="003f945c"/>
    </style:style>
    <style:style style:name="T37" style:family="text">
      <style:text-properties officeooo:rsid="0041d496"/>
    </style:style>
    <style:style style:name="T38" style:family="text">
      <style:text-properties officeooo:rsid="0045c588"/>
    </style:style>
    <style:style style:name="T39" style:family="text">
      <style:text-properties officeooo:rsid="00487181"/>
    </style:style>
    <style:style style:name="T40" style:family="text">
      <style:text-properties officeooo:rsid="00491212"/>
    </style:style>
    <style:style style:name="T41" style:family="text">
      <style:text-properties officeooo:rsid="004bf2fe"/>
    </style:style>
    <style:style style:name="T42" style:family="text">
      <style:text-properties officeooo:rsid="004e4b8d"/>
    </style:style>
    <style:style style:name="T43" style:family="text">
      <style:text-properties officeooo:rsid="005260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L(1) Grammar</text:p>
      <text:p text:style-name="P1"/>
      <text:list xml:id="list1654000651" text:style-name="L1">
        <text:list-item>
          <text:p text:style-name="P46">exp→exp2 xor</text:p>
        </text:list-item>
        <text:list-item>
          <text:p text:style-name="P46">xor→^ exp</text:p>
        </text:list-item>
        <text:list-item>
          <text:p text:style-name="P46"><text:s text:c="9"/>| <text:span text:style-name="T2">ε</text:span></text:p>
        </text:list-item>
        <text:list-item>
          <text:p text:style-name="P47">exp2→factor and</text:p>
        </text:list-item>
        <text:list-item>
          <text:p text:style-name="P47">and→&amp; exp2</text:p>
        </text:list-item>
        <text:list-item>
          <text:p text:style-name="P47"><text:s text:c="9"/>| <text:span text:style-name="T2">ε</text:span></text:p>
        </text:list-item>
        <text:list-item>
          <text:p text:style-name="P47">factor→0 | 1 | 2 | 3 | 4 | 5 | 6 | 7 | 8 | 9</text:p>
        </text:list-item>
        <text:list-item>
          <text:p text:style-name="P47"><text:s text:c="13"/>| ( exp )</text:p>
        </text:list-item>
      </text:list>
      <text:p text:style-name="P2"/>
      <text:p text:style-name="P4">FIRST, FOLLOW and FIRST+ sets</text:p>
      <text:p text:style-name="P6"/>
      <text:p text:style-name="P8">FIRST(#1) = FIRST (exp2) = FIRST(factor) = {0, 1, 2, 3, 4, 5, 6, 7, 8, 9, (}</text:p>
      <text:p text:style-name="P8">FIRST(#2) = {^}</text:p>
      <text:p text:style-name="P8">FIRST(#<text:span text:style-name="T2">3</text:span>) <text:span text:style-name="T2">= {ε}</text:span></text:p>
      <text:p text:style-name="P8">FIRST(#4) <text:s/>= FIRST(factor) = {0, 1, 2, 3, 4, 5, 6, 7, 8, 9, (}</text:p>
      <text:p text:style-name="P9"><text:span text:style-name="T3">FIRST(#5) = </text:span>{<text:span text:style-name="T12">&amp;</text:span>}</text:p>
      <text:p text:style-name="P9">FIRST(#<text:span text:style-name="T12">6</text:span>) <text:span text:style-name="T2">= {ε}</text:span></text:p>
      <text:p text:style-name="P10"><text:span text:style-name="T2">FIRST(#</text:span><text:span text:style-name="T4">7</text:span><text:span text:style-name="T2">)</text:span> = {0, 1, 2, 3, 4, 5, 6, 7, 8, 9,}</text:p>
      <text:p text:style-name="P11"><text:span text:style-name="T2">FIRST(#</text:span><text:span text:style-name="T5">8</text:span><text:span text:style-name="T2">) </text:span>= {(}</text:p>
      <text:p text:style-name="P26"/>
      <text:p text:style-name="P19"><text:span text:style-name="T13">FOLLOW(exp) = {EOF, )}</text:span></text:p>
      <text:p text:style-name="P19"><text:span text:style-name="T13">FOLLOW(xor) = FOLLOW(exp) = {EOF, )}</text:span></text:p>
      <text:p text:style-name="P19"><text:span text:style-name="T13">FOLLOW(exp2) = {EOF, ^, )}</text:span></text:p>
      <text:p text:style-name="P19"><text:span text:style-name="T13">FOLLOW(and) =</text:span><text:span text:style-name="T6"> </text:span><text:span text:style-name="T13">FOLLOW(exp2) = {EOF, ^, )}</text:span></text:p>
      <text:p text:style-name="P19"><text:span text:style-name="T13">FOLLOW(factor) = {EOF, ^, &amp;, )}</text:span></text:p>
      <text:p text:style-name="P19"/>
      <text:p text:style-name="P48">FIRST+(#1) = FIRST(<text:span text:style-name="T39">#1</text:span>)= <text:span text:style-name="T1">{0, 1, 2, 3, 4, 5, 6, 7, 8, 9, (}</text:span></text:p>
      <text:p text:style-name="P20">FIRST+(#<text:span text:style-name="T25">2</text:span>) = FIRST(<text:span text:style-name="T40">#2</text:span>) = <text:span text:style-name="T25">{^}</text:span></text:p>
      <text:p text:style-name="P21">FIRST+(#<text:span text:style-name="T26">3</text:span>) = FIRST(<text:span text:style-name="T38">#3</text:span>) U FOLLOW(<text:span text:style-name="T25">xor</text:span>) = <text:span text:style-name="T25">{</text:span><text:span text:style-name="T8">ε, </text:span><text:span text:style-name="T13">EOF, )}</text:span></text:p>
      <text:p text:style-name="P49">FIRST+(#<text:span text:style-name="T27">4</text:span>) = FIRST(<text:span text:style-name="T38">#4</text:span>) = <text:span text:style-name="T1">{0, 1, 2, 3, 4, 5, 6, 7, 8, 9, (}</text:span></text:p>
      <text:p text:style-name="P22">FIRST+(#<text:span text:style-name="T28">5</text:span>) =<text:span text:style-name="T17"> </text:span>FIRST(<text:span text:style-name="T41">#5</text:span>)= <text:span text:style-name="T25">{&amp;}</text:span></text:p>
      <text:p text:style-name="P23">FIRST+(#<text:span text:style-name="T29">6</text:span>) = FIRST+(<text:span text:style-name="T28">and</text:span>) = FIRST(<text:span text:style-name="T28">and</text:span>) U FOLLOW(<text:span text:style-name="T28">and</text:span>) = <text:span text:style-name="T25">{&amp;, </text:span><text:span text:style-name="T8">ε, </text:span><text:span text:style-name="T13">EOF, ^, )}</text:span></text:p>
      <text:p text:style-name="P24">FIRST+(#<text:span text:style-name="T30">7</text:span>) = FIRST(<text:span text:style-name="T42">#7</text:span>) <text:span text:style-name="T33">=</text:span> <text:span text:style-name="T25">{0, 1, 2, 3, 4, 5, 6, 7, 8, 9}</text:span></text:p>
      <text:p text:style-name="P24">FIRST+(#<text:span text:style-name="T31">8</text:span>) = FIRST(<text:span text:style-name="T43">#8</text:span>) = <text:span text:style-name="T25">{(}</text:span></text:p>
      <text:p text:style-name="P25"/>
      <text:p text:style-name="P5">Lookup Tabl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7">0, … , 9</text:p>
          </table:table-cell>
          <table:table-cell table:style-name="Table1.A1" office:value-type="string">
            <text:p text:style-name="P31">^</text:p>
          </table:table-cell>
          <table:table-cell table:style-name="Table1.A1" office:value-type="string">
            <text:p text:style-name="P45">&amp;</text:p>
          </table:table-cell>
          <table:table-cell table:style-name="Table1.A1" office:value-type="string">
            <text:p text:style-name="P45">(</text:p>
          </table:table-cell>
          <table:table-cell table:style-name="Table1.A1" office:value-type="string">
            <text:p text:style-name="P45">)</text:p>
          </table:table-cell>
          <table:table-cell table:style-name="Table1.G1" office:value-type="string">
            <text:p text:style-name="P45">EOF</text:p>
          </table:table-cell>
        </table:table-row>
        <table:table-row>
          <table:table-cell table:style-name="Table1.A2" office:value-type="string">
            <text:p text:style-name="P45">exp</text:p>
          </table:table-cell>
          <table:table-cell table:style-name="Table1.A2" office:value-type="string">
            <text:p text:style-name="P29"><text:span text:style-name="T34">and </text:span>xor</text:p>
          </table:table-cell>
          <table:table-cell table:style-name="Table1.A2" office:value-type="string">
            <text:p text:style-name="P35">Error</text:p>
          </table:table-cell>
          <table:table-cell table:style-name="Table1.A2" office:value-type="string">
            <text:p text:style-name="P35">Error</text:p>
          </table:table-cell>
          <table:table-cell table:style-name="Table1.A2" office:value-type="string">
            <text:p text:style-name="P29">exp2 xor</text:p>
          </table:table-cell>
          <table:table-cell table:style-name="Table1.A2" office:value-type="string">
            <text:p text:style-name="P30">and xor</text:p>
          </table:table-cell>
          <table:table-cell table:style-name="Table1.G2" office:value-type="string">
            <text:p text:style-name="P30">(do nothing)</text:p>
          </table:table-cell>
        </table:table-row>
        <table:table-row>
          <table:table-cell table:style-name="Table1.A2" office:value-type="string">
            <text:p text:style-name="P45">xor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9">exp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50">ε</text:p>
          </table:table-cell>
          <table:table-cell table:style-name="Table1.G2" office:value-type="string">
            <text:p text:style-name="P51">ε</text:p>
          </table:table-cell>
        </table:table-row>
        <table:table-row>
          <table:table-cell table:style-name="Table1.A2" office:value-type="string">
            <text:p text:style-name="P45">exp2</text:p>
          </table:table-cell>
          <table:table-cell table:style-name="Table1.A2" office:value-type="string">
            <text:p text:style-name="P40">and</text:p>
          </table:table-cell>
          <table:table-cell table:style-name="Table1.A2" office:value-type="string">
            <text:p text:style-name="P12">factor and</text:p>
          </table:table-cell>
          <table:table-cell table:style-name="Table1.A2" office:value-type="string">
            <text:p text:style-name="P37">Error</text:p>
          </table:table-cell>
          <table:table-cell table:style-name="Table1.A2" office:value-type="string">
            <text:p text:style-name="P41">factor end</text:p>
          </table:table-cell>
          <table:table-cell table:style-name="Table1.A2" office:value-type="string">
            <text:p text:style-name="P33">factor end</text:p>
          </table:table-cell>
          <table:table-cell table:style-name="Table1.G2" office:value-type="string">
            <text:p text:style-name="P42">(do nothing)</text:p>
          </table:table-cell>
        </table:table-row>
        <table:table-row>
          <table:table-cell table:style-name="Table1.A2" office:value-type="string">
            <text:p text:style-name="P45">and</text:p>
          </table:table-cell>
          <table:table-cell table:style-name="Table1.A2" office:value-type="string">
            <text:p text:style-name="P38">Error</text:p>
          </table:table-cell>
          <table:table-cell table:style-name="Table1.A2" office:value-type="string">
            <text:p text:style-name="P52">ε</text:p>
          </table:table-cell>
          <table:table-cell table:style-name="Table1.A2" office:value-type="string">
            <text:p text:style-name="P42">&amp; exp2</text:p>
          </table:table-cell>
          <table:table-cell table:style-name="Table1.A2" office:value-type="string">
            <text:p text:style-name="P38">Error</text:p>
          </table:table-cell>
          <table:table-cell table:style-name="Table1.A2" office:value-type="string">
            <text:p text:style-name="P50">ε</text:p>
          </table:table-cell>
          <table:table-cell table:style-name="Table1.G2" office:value-type="string">
            <text:p text:style-name="P51">ε</text:p>
          </table:table-cell>
        </table:table-row>
        <table:table-row>
          <table:table-cell table:style-name="Table1.A2" office:value-type="string">
            <text:p text:style-name="P45">factor</text:p>
          </table:table-cell>
          <table:table-cell table:style-name="Table1.A2" office:value-type="string">
            <text:p text:style-name="P32">0 | 1 | 2 | 3 | 4 | 5 | 6 | 7 | 8 | 9</text:p>
          </table:table-cell>
          <table:table-cell table:style-name="Table1.A2" office:value-type="string">
            <text:p text:style-name="P44">Error</text:p>
          </table:table-cell>
          <table:table-cell table:style-name="Table1.A2" office:value-type="string">
            <text:p text:style-name="P44">Error</text:p>
          </table:table-cell>
          <table:table-cell table:style-name="Table1.A2" office:value-type="string">
            <text:p text:style-name="P13">( exp )</text:p>
          </table:table-cell>
          <table:table-cell table:style-name="Table1.A2" office:value-type="string">
            <text:p text:style-name="P53">(do nothing)</text:p>
          </table:table-cell>
          <table:table-cell table:style-name="Table1.G2" office:value-type="string">
            <text:p text:style-name="P43">(do nothing)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2:55:11.598000000</meta:creation-date>
    <dc:date>2019-03-30T12:16:21.835682217</dc:date>
    <meta:editing-duration>PT3H44M26S</meta:editing-duration>
    <meta:editing-cycles>72</meta:editing-cycles>
    <meta:generator>LibreOffice/6.0.6.2$Linux_X86_64 LibreOffice_project/00m0$Build-2</meta:generator>
    <meta:document-statistic meta:table-count="1" meta:image-count="0" meta:object-count="0" meta:page-count="2" meta:paragraph-count="73" meta:word-count="294" meta:character-count="1236" meta:non-whitespace-character-count="991"/>
  </office:meta>
</office:document-meta>
</file>